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" style:master-page-name="MP0">
      <style:paragraph-properties style:page-number="auto" fo:break-before="page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Heading_20_2">
      <style:paragraph-properties fo:break-before="column"/>
    </style:style>
    <style:style style:name="P4" style:family="paragraph" style:parent-style-name="Text_20_body" style:list-style-name="WWNum1">
      <style:paragraph-properties fo:margin-top="0.201cm" fo:margin-bottom="0.448cm" loext:contextual-spacing="false"/>
    </style:style>
    <style:style style:name="P5" style:family="paragraph" style:parent-style-name="Text_20_body" style:list-style-name="WWNum1">
      <style:paragraph-properties fo:margin-top="0.101cm" fo:margin-bottom="0.347cm" loext:contextual-spacing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position="super 64%" fo:language="en" fo:country="US"/>
    </style:style>
    <style:style style:name="T4" style:family="text">
      <style:text-properties fo:color="#3465a4" fo:language="en" fo:country="US"/>
    </style:style>
    <style:style style:name="T5" style:family="text">
      <style:text-properties officeooo:rsid="000fd8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ZIONE PROGETTAZIONE LOGICA</text:p>
      <text:p text:style-name="Subtitle">a corredo dello schema logico</text:p>
      <text:h text:style-name="Heading_20_1" text:outline-level="1">Fase di ristrutturazione</text:h>
      <text:p text:style-name="Text_20_body">Scopo: generare uno schema ER semplificato, ristrutturato, ma equivalente a quello di partenza eliminando tutti quei costrutti non direttamente rappresentabili nel modello relazionale, quindi in particolare è necessario eliminare la gerarchia di generalizzazione che coinvolge le entità Users, Admin e Player. Le strategie che si possono effettuare sono sia l'eliminazione dei figli che del padre, in quanto, la rimozione dei primi non porta ad un'aggiunta di attributi che risulteranno null; mentre l'eliminazione del padre è ragionevole in quanto non viene mai acceduto.</text:p>
      <text:p text:style-name="Text_20_body">Al fine di evitare il raddoppio degli attributi di Users nel caso della sua rimozione, scegliamo di eliminare i figli, e quindi le entità Admin e Player, aggiungendo un attributo <text:span text:style-name="T5">obbligatorio </text:span>tipo in Users, di dominio boolean, che assumerà valore 1 in caso di admin, 0 altrimenti.</text:p>
      <text:h text:style-name="Heading_20_1" text:outline-level="1">Fase di traduzione</text:h>
      <text:p text:style-name="Text_20_body">Scopo: generare un equivalente schema relazionale.</text:p>
      <text:h text:style-name="Heading_20_2" text:outline-level="2">Traduzione delle entità e delle associazioni</text:h>
      <text:p text:style-name="Text_20_body"><text:span text:style-name="Car._20_predefinito_20_paragrafo"><text:span text:style-name="T1">Users (</text:span></text:span><text:span text:style-name="Car._20_predefinito_20_paragrafo"><text:span text:style-name="T2">id</text:span></text:span><text:span text:style-name="Car._20_predefinito_20_paragrafo"><text:span text:style-name="T1">, tipo, name, surname, nickname, email, password)</text:span></text:span></text:p>
      <text:p text:style-name="Text_20_body"><text:span text:style-name="Car._20_predefinito_20_paragrafo"><text:span text:style-name="T1">Matches (</text:span></text:span><text:span text:style-name="Car._20_predefinito_20_paragrafo"><text:span text:style-name="T2">id</text:span></text:span><text:span text:style-name="Car._20_predefinito_20_paragrafo"><text:span text:style-name="T1">, date, time)</text:span></text:span></text:p>
      <text:p text:style-name="Text_20_body"><text:span text:style-name="Car._20_predefinito_20_paragrafo"><text:span text:style-name="T1">Manches (</text:span></text:span><text:span text:style-name="Car._20_predefinito_20_paragrafo"><text:span text:style-name="T2">number, id</text:span></text:span><text:span text:style-name="Car._20_predefinito_20_paragrafo"><text:span text:style-name="T3">Matches</text:span></text:span><text:span text:style-name="Car._20_predefinito_20_paragrafo"><text:span text:style-name="T1">, phrase</text:span></text:span><text:span text:style-name="Car._20_predefinito_20_paragrafo"><text:span text:style-name="T3">Phrases</text:span></text:span><text:span text:style-name="Car._20_predefinito_20_paragrafo"><text:span text:style-name="T1">)</text:span></text:span></text:p>
      <text:p text:style-name="Text_20_body"><text:span text:style-name="Car._20_predefinito_20_paragrafo"><text:span text:style-name="T1">Phrases (theme, </text:span></text:span><text:span text:style-name="Car._20_predefinito_20_paragrafo"><text:span text:style-name="T2">phrase</text:span></text:span><text:span text:style-name="Car._20_predefinito_20_paragrafo"><text:span text:style-name="T1">)</text:span></text:span></text:p>
      <text:p text:style-name="Text_20_body"><text:span text:style-name="Car._20_predefinito_20_paragrafo"><text:span text:style-name="T1">Moves (moveId, id</text:span></text:span><text:span text:style-name="Car._20_predefinito_20_paragrafo"><text:span text:style-name="T3">Users</text:span></text:span><text:span text:style-name="Car._20_predefinito_20_paragrafo"><text:span text:style-name="T1">, moveType, outcome, idMatch</text:span></text:span><text:span text:style-name="Car._20_predefinito_20_paragrafo"><text:span text:style-name="T3">Manches</text:span></text:span><text:span text:style-name="Car._20_predefinito_20_paragrafo"><text:span text:style-name="T1">, number</text:span></text:span><text:span text:style-name="Car._20_predefinito_20_paragrafo"><text:span text:style-name="T3">Manches</text:span></text:span><text:span text:style-name="Car._20_predefinito_20_paragrafo"><text:span text:style-name="T1">)</text:span></text:span></text:p>
      <text:p text:style-name="Text_20_body"><text:span text:style-name="Car._20_predefinito_20_paragrafo"><text:span text:style-name="T1">MatchWinners (</text:span></text:span><text:span text:style-name="Car._20_predefinito_20_paragrafo"><text:span text:style-name="T2">idMatch</text:span></text:span><text:span text:style-name="Car._20_predefinito_20_paragrafo"><text:span text:style-name="T3">Matches</text:span></text:span><text:span text:style-name="Car._20_predefinito_20_paragrafo"><text:span text:style-name="T1">, </text:span></text:span><text:span text:style-name="Car._20_predefinito_20_paragrafo"><text:span text:style-name="T2">idPlayer</text:span></text:span><text:span text:style-name="Car._20_predefinito_20_paragrafo"><text:span text:style-name="T3">Users</text:span></text:span><text:span text:style-name="Car._20_predefinito_20_paragrafo"><text:span text:style-name="T1">, amount)</text:span></text:span></text:p>
      <text:p text:style-name="Text_20_body"><text:span text:style-name="Car._20_predefinito_20_paragrafo"><text:span text:style-name="T1">MancheWinners (</text:span></text:span><text:span text:style-name="Car._20_predefinito_20_paragrafo"><text:span text:style-name="T2">id</text:span></text:span><text:span text:style-name="Car._20_predefinito_20_paragrafo"><text:span text:style-name="T3">Manches</text:span></text:span><text:span text:style-name="Car._20_predefinito_20_paragrafo"><text:span text:style-name="T2">, number</text:span></text:span><text:span text:style-name="Car._20_predefinito_20_paragrafo"><text:span text:style-name="T3">Manches</text:span></text:span><text:span text:style-name="Car._20_predefinito_20_paragrafo"><text:span text:style-name="T2">, idPlayer</text:span></text:span><text:span text:style-name="Car._20_predefinito_20_paragrafo"><text:span text:style-name="T3">Users</text:span></text:span><text:span text:style-name="Car._20_predefinito_20_paragrafo"><text:span text:style-name="T1">, amount)</text:span></text:span></text:p>
      <text:p text:style-name="Text_20_body"><text:span text:style-name="Car._20_predefinito_20_paragrafo"><text:span text:style-name="T1">MancheJoiners (</text:span></text:span><text:span text:style-name="Car._20_predefinito_20_paragrafo"><text:span text:style-name="T2">id</text:span></text:span><text:span text:style-name="Car._20_predefinito_20_paragrafo"><text:span text:style-name="T3">Manches</text:span></text:span><text:span text:style-name="Car._20_predefinito_20_paragrafo"><text:span text:style-name="T2">, number</text:span></text:span><text:span text:style-name="Car._20_predefinito_20_paragrafo"><text:span text:style-name="T3">Manches</text:span></text:span><text:span text:style-name="Car._20_predefinito_20_paragrafo"><text:span text:style-name="T2">, idPlayer</text:span></text:span><text:span text:style-name="Car._20_predefinito_20_paragrafo"><text:span text:style-name="T3">Users</text:span></text:span><text:span text:style-name="Car._20_predefinito_20_paragrafo"><text:span text:style-name="T1">, observer)</text:span></text:span></text:p>
      <text:h text:style-name="P2" text:outline-level="2"/>
      <text:h text:style-name="P3" text:outline-level="2"><text:soft-page-break/>Traduzione dei vincoli</text:h>
      <text:list xml:id="list2618403930" text:style-name="WWNum1">
        <text:list-item>
          <text:p text:style-name="P4"><text:span text:style-name="Car._20_predefinito_20_paragrafo"><text:span text:style-name="T1">In Manches l’id di un match può apparire al più 5 volte<text:line-break/></text:span></text:span><text:span text:style-name="Car._20_predefinito_20_paragrafo"><text:span text:style-name="T4">CREATE ASSERTION CountMatch<text:line-break/>CHECK (NOT EXISTS<text:line-break/>(SELECT id FROM Manches GROUP BY id HAVING Count(*)&gt;5));</text:span></text:span></text:p>
        </text:list-item>
        <text:list-item>
          <text:p text:style-name="P4"><text:span text:style-name="Car._20_predefinito_20_paragrafo"><text:span text:style-name="T1">In MancheJoiners devono apparire tre giocatori per id di un match<text:line-break/></text:span></text:span><text:span text:style-name="Car._20_predefinito_20_paragrafo"><text:span text:style-name="T4">CREATE ASSERTION PlayerJoiners<text:line-break/>CHECK (NOT EXISTS<text:line-break/>(SELECT idPlayer FROM MancheJoiners WHERE observer=0 GROUP BY idPlayer HAVING Count(*)&lt;&gt;3));</text:span></text:span></text:p>
        </text:list-item>
        <text:list-item>
          <text:p text:style-name="P5"><text:span text:style-name="Car._20_predefinito_20_paragrafo"><text:span text:style-name="T1">In MancheWinners l’idPlayer non può riferirsi ad un osservatore per quella partita<text:line-break/></text:span></text:span><text:span text:style-name="Car._20_predefinito_20_paragrafo"><text:span text:style-name="T4">CREATE ASSERTION PlayerWinner<text:line-break/>CHECK (NOT EXISTS<text:line-break/>(SELECT idPlayer FROM MancheWinners NATURAL JOIN MancheJoiners WHERE observer=1));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4%" fo:orphans="2" fo:widows="2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fo:font-weight="bold" style:font-weight-asian="bold" style:font-weight-complex="bold" fo:hyphenate="false"/>
    </style:style>
    <style:style style:name="Normale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Paragrafo_20_elenco" style:display-name="Paragrafo elenco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Car._20_predefinito_20_paragrafo" style:display-name="Car. predefinito paragrafo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Linux_X86_64 LibreOffice_project/20$Build-2</meta:generator>
    <meta:initial-creator>Gabriele Rotoloni</meta:initial-creator>
    <meta:creation-date>2019-08-01T16:14:00Z</meta:creation-date>
    <dc:date>2019-08-25T12:28:41.746783144</dc:date>
    <meta:editing-cycles>10</meta:editing-cycles>
    <meta:editing-duration>PT3H19M52S</meta:editing-duration>
    <meta:document-statistic meta:table-count="0" meta:image-count="0" meta:object-count="0" meta:page-count="2" meta:paragraph-count="20" meta:word-count="283" meta:character-count="2055" meta:non-whitespace-character-count="1795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